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UtilsTest_castToBigInteger.test_FloatNanInfin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UtilsTest_castToBigInteger.test_DoubleNanInfin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